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Description</text:h>
      <text:p text:style-name="Corpus_20_A">L'escarmouche est la bataille standard de W40K Skirmish Edition.</text:p>
      <text:p text:style-name="Corpus_20_A">Les deux armées se font face et s'apprêtent à se jeter l'une sur l'autre pour la conquête, le pillage, la fortune, la gloire, ou peut être simplement pour satisfaire les appétits belliqueux de leurs chefs.</text:p>
      <text:h text:style-name="Title_20_Shobido_20_1" text:outline-level="1">Préparation</text:h>
      <text:p text:style-name="Title_20_Shobido_20_2">1. Briefing</text:p>
      <text:p text:style-name="Corpus_20_Note">1. Déterminer l'objectif principal.</text:p>
      <text:p text:style-name="Corpus_20_A">Lancez 1D10 et déterminez l'objectif principal.</text:p>
      <text:p text:style-name="Corpus_20_Note">2. Déterminer les objectifs secondaires</text:p>
      <text:p text:style-name="Corpus_20_A">Chaque joueur lance 1D10 et se reporte à son tableau de détermination des objectifs pour connaître son objectif secondaire.</text:p>
      <text:p text:style-name="Corpus_20_A">Les objectifs secondaires sont secret et ne doivent pas être révélés avant la fin de la bataille. Ils doivent cependant être notés sur le « Belliordonum » dès leur attribution.</text:p>
      <text:p text:style-name="Title_20_Shobido_20_2">2. Recrutement</text:p>
      <text:p text:style-name="Corpus_20_A">Chaque joueur doit désormais recruter son contingent pour cette bataille. </text:p>
      <text:p text:style-name="Corpus_20_A">Sur la feuille « Administratum » de son contingent, il <text:s/>peut recruter toutes les troupes qui ont survécu à la bataille précédente ou qu'il a capturé pour la moitié de leur coût normal. Et compléter ses forces en achetant pour leur coût normal n'importe quel nombre de troupes fraîches. </text:p>
      <text:p text:style-name="Corpus_20_A">Tout point de « COM » non dépensé alors est perdu.</text:p>
      <text:p text:style-name="Corpus_20_A">Pour que le recrutement d'un contingent soit valide, il faut que les valeurs de « COM » et de « REQ » soient nulles ou positives une fois le recrutement effectué. Une valeur négative indique que vous avez recruté trop de troupes et vous devez alors en supprimer.</text:p>
      <text:p text:style-name="Corpus_20_A">L'administratum regroupe toutes les données utiles à la gestion de votre contingent. Lorsque vous avez terminé le recrutement, enregistrez ce fichier et archivez le.</text:p>
      <text:p text:style-name="Title_20_Shobido_20_2">3. sur le sentier de la guerre</text:p>
      <text:p text:style-name="Corpus_20_A">Reportez toutes les informations utiles pour la bataille de votre « administratum » vers le « belligestionum ».</text:p>
      <text:p text:style-name="Corpus_20_A">Doivent figurer sur le « belligestionum » :</text:p>
      <text:p text:style-name="Corpus_20_A">Le nom de votre commandant.</text:p>
      <text:p text:style-name="Corpus_20_A"><text:soft-page-break/>Le nombre de chaque type d'unité recruté.</text:p>
      <text:p text:style-name="Corpus_20_A">Le nombre de grenades de chaque type dont vous disposez.</text:p>
      <text:p text:style-name="Corpus_20_A">L'objectif principal.</text:p>
      <text:p text:style-name="Corpus_20_A">Votre objectif secondaire.</text:p>
      <text:p text:style-name="Corpus_20_A">La valeur stratégique de votre contingent.</text:p>
      <text:p text:style-name="Corpus_20_A">Vous pouvez soit imprimer le belligestionum et le remplir à la main ensuite, soit entrer toutes les informations et l'imprimer ensuite.</text:p>
      <text:p text:style-name="Title_20_Shobido_20_2">4. en ordre de bataille</text:p>
      <text:p text:style-name="Corpus_20_Note">1. Placer le décor</text:p>
      <text:p text:style-name="Corpus_20_A">Sur une table d'au moins 1,5m x 1,5m, disposez vos décors jusqu'à obtenir un ensemble satisfaisant.</text:p>
      <text:p text:style-name="Corpus_20_Note">2. Placer les pions butins</text:p>
      <text:p text:style-name="Corpus_20_A">Repérez trois sites sur votre table qui soient distant d'au moins 6ps des bords, et qui dans le cadre d'une bataille pourraient abriter des armes, des munitions, ou constituer des objectifs.</text:p>
      <text:p text:style-name="Corpus_20_A">Placez 1 pion butin sur ces trois sites remarquables.</text:p>
      <text:p text:style-name="Corpus_20_Note">3. Déterminer les zones</text:p>
      <text:p text:style-name="Corpus_20_A">Dans une escarmouche, les zones de déploiement, soutien et retraite sont confondue et son nécessairement un bord de table. Le choix du bord de table du défenseur détermine l'emplacement de toutes les autres <text:s/>zones. Il est donc inutile de les marquer avec un pion. </text:p>
      <text:p text:style-name="Corpus_20_Note">4. Déployer les troupes</text:p>
      <text:p text:style-name="Corpus_20_A">Dans une escarmouche, le joueur qui dispose de la Valeur Stratégique la plus faible commence par choisir s'il est attaquant ou défenseur.</text:p>
      <text:p text:style-name="Corpus_20_A">Le défenseur se déploie en premier, sur le bord de table de son choix. </text:p>
      <text:p text:style-name="Corpus_20_A">L'attaquant se déploie ensuite sur le bord de table opposé.</text:p>
      <text:p text:style-name="Corpus_20_A">Déployez autant de troupes que vous le voulez dans la zone de déploiement. Toutes les troupes qui ne sont pas déployées sont dites « en réserve ».</text:p>
      <text:p text:style-name="Corpus_20_A">Rappel : dans une escarmouche vos zones de déploiement, soutien et retraite sont confondues. Les unités en réserve seront donc déployés dans la même zone que celle utilisé au moment du déploiement, à moins qu'elles n'utilisent une compétence telle que « parachutage » ou « téléportation ».</text:p>
      <text:p text:style-name="Corpus_20_Note">5. Choisir les personnages objectifs</text:p>
      <text:p text:style-name="Corpus_20_A">Chaque joueur définit maintenant son « personnage objectif » pour la durée de la partie. Il place sur ce personnage un pion objectif marqué « pers obj », le pion vaut 1 point de victoire s'il est récupéré par le contingent adverse.</text:p>
      <text:p text:style-name="Corpus_20_A">Les personnages objectifs ne peuvent pas quitter la table avant que leur contingent ait « sonné la retraite ».</text:p>
      <text:p text:style-name="Corpus_20_A">Le personnage objectif de chaque camp doit être choisit parmi les commandants présents sur le terrain s'il y en a. Sinon, il peut s'agir de n'importe quelle soldat d'infanterie.</text:p>
      <text:p text:style-name="Title_20_Shobido_20_2">5. Baïonnette au canon</text:p>
      <text:p text:style-name="Corpus_20_Note">Jouer le tour préliminaire.</text:p>
      <text:p text:style-name="Title_20_Shobido_20_2">6. Feu a volonté</text:p>
      <text:p text:style-name="Corpus_20_Note">Jouer la bataille.</text:p>
      <text:p text:style-name="Corpus_20_A">La bataille prend fin lorsqu'un des deux contingents n'a plus aucune troupe sur le terrain, ou choisit de sonner la retraite.</text:p>
      <text:p text:style-name="Title_20_Shobido_20_2">7. Sonner la retraite</text:p>
      <text:p text:style-name="Corpus_20_A">Le joueur qui sonne la retraite abandonne le terrain, mais cela ne veut pas dire qu'il a perdu la bataille. Pour déterminer l'issue de la bataille on comptabilisera les points.</text:p>
      <text:p text:style-name="Corpus_20_A">Le joueur qui sonne la retraite récupère toutes ses unités sur le terrain qui sont dans sa zone de retraite. Toute autre unité lui appartenant mais n'ayant pas rallier la zone de retraite à temps est perdue.</text:p>
      <text:h text:style-name="Title_20_Shobido_20_1" text:outline-level="1"><text:soft-page-break/>Après Bataille</text:h>
      <text:p text:style-name="Title_20_Shobido_20_2">1. Du sang et des larmes</text:p>
      <text:p text:style-name="Corpus_20_Note">1. Déterminer le vainqueur</text:p>
      <text:p text:style-name="Corpus_20_A">Comptabilisez les points de victoire obtenus par chacun des contingents.</text:p>
      <text:p text:style-name="Corpus_20_A">Le contingent qui obtient le plus de points est déclaré vainqueur.</text:p>
      <text:p text:style-name="Corpus_20_Note">2. <text:s/>Effectuer l'inventaire du contingent</text:p>
      <text:p text:style-name="Corpus_20_A">Comptabilisez les pertes, les survivants, et les captures de matériel ennemi.</text:p>
      <text:p text:style-name="Corpus_20_A">Si vous avez conquis le territoire, tous <text:s/>vos soldats encore « au tapis » à la fin de la bataille sont comptés comme survivants.</text:p>
      <text:p text:style-name="Corpus_20_A">Si vous avez conquis le territoire, vous récupérez tout pion et tout matériel ennemi (affut ou véhicule) encore présent sur le champs de bataille qui n'a pas explosé et qui est compatible avec votre contingent.</text:p>
      <text:p text:style-name="Corpus_20_Note">3. Déterminer les acquisitions</text:p>
      <text:p text:style-name="Corpus_20_A">Pour chaque pion butin recevez 1 point de bonus de renfort sur un résultat de 1 à 5 sur un D10 et 3 grenades sur un résultat de 6 à 10.</text:p>
      <text:p text:style-name="Corpus_20_A">Pour chaque pion personnage objectif ennemi que vous capturez recevez 1 point information.</text:p>
      <text:p text:style-name="Corpus_20_Note">4. Déterminer l'évènement</text:p>
      <text:p text:style-name="Corpus_20_A">Le vainqueur peut maintenant tirer une carte événement s'il le souhaite. Il peut tout aussi bien ne pas tirer de carte, il n'y a alors pas d'évènement à ce tour de campagne.</text:p>
      <text:p text:style-name="Title_20_Shobido_20_2">2. établir le campement</text:p>
      <text:p text:style-name="Corpus_20_A">Reportez maintenant toutes les informations utiles de votre « belligestionum » vers votre « administratum » :</text:p>
      <text:p text:style-name="Corpus_20_Note">Les survivants et les captures</text:p>
      <text:p text:style-name="Corpus_20_Note">Le nombre de grenades de chaque type qu'il vous reste.</text:p>
      <text:p text:style-name="Corpus_20_Note">Votre victoire ou votre défaite</text:p>
      <text:p text:style-name="Corpus_20_A">Et pensez à noter les effets de l'évènement si une carte événement a été tirée.</text:p>
      <text:p text:style-name="Title_20_Shobido_20_2">3. Débriefing</text:p>
      <text:p text:style-name="Corpus_20_A">Sur l'administratum, indiquez votre valeur stratégique terminale puis enregistrez et archivez. Remplacez VS précédente par VS terminale et effacez VS terminale en vue de votre prochaine bataille. Enregistrez.</text:p>
      <text:p text:style-name="Corpus_20_A">Écrivez votre rapport et postez le à l'arbitre de campagne en même temps que les différentes versions de votre administratum et belligestionum de ce t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escarmouche</text:p>
      </style:header>
      <style:footer>
        <text:p text:style-name="MP1">11 <text:s/>: <text:s/><text:page-number text:select-page="current">3</text:page-number> / <text:page-count>3</text:page-count></text:p>
      </style:footer>
      <style:footer-left>
        <text:p text:style-name="MP2">3 <text:s/>: <text:s/><text:page-number text:select-page="current">2</text:page-number> / <text:page-count>3</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1-26T10:36:00.74</dc:date>
    <meta:editing-cycles>54</meta:editing-cycles>
    <meta:editing-duration>P1DT18H1M26S</meta:editing-duration>
    <meta:document-statistic meta:table-count="0" meta:image-count="0" meta:object-count="0" meta:page-count="3" meta:paragraph-count="78" meta:word-count="1100" meta:character-count="6537"/>
    <meta:user-defined meta:name="Info 1"/>
    <meta:user-defined meta:name="Info 2"/>
    <meta:user-defined meta:name="Info 3"/>
    <meta:user-defined meta:name="Info 4"/>
  </office:meta>
</office:document-meta>
</file>